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officeooo:rsid="00025038" officeooo:paragraph-rsid="0003eb9a"/>
    </style:style>
    <style:style style:name="P2" style:family="paragraph" style:parent-style-name="Standard">
      <style:text-properties style:font-name="arial" officeooo:rsid="0003eb9a" officeooo:paragraph-rsid="0003eb9a"/>
    </style:style>
    <style:style style:name="P3" style:family="paragraph" style:parent-style-name="Standard">
      <style:text-properties style:font-name="arial" fo:font-size="12pt" officeooo:rsid="0013a052" officeooo:paragraph-rsid="0003eb9a" style:font-size-asian="12pt" style:font-size-complex="12pt"/>
    </style:style>
    <style:style style:name="P4" style:family="paragraph" style:parent-style-name="Standard">
      <style:text-properties style:font-name="arial" fo:font-weight="bold" officeooo:rsid="00025038" officeooo:paragraph-rsid="00025038" style:font-weight-asian="bold" style:font-weight-complex="bold"/>
    </style:style>
    <style:style style:name="P5" style:family="paragraph" style:parent-style-name="Standard">
      <style:text-properties style:font-name="arial" fo:font-weight="bold" officeooo:rsid="0000a74c" officeooo:paragraph-rsid="0000a74c" style:font-weight-asian="bold" style:font-weight-complex="bold"/>
    </style:style>
    <style:style style:name="P6" style:family="paragraph" style:parent-style-name="Standard">
      <style:paragraph-properties fo:margin-left="0in" fo:margin-right="0in" fo:margin-top="0.1043in" fo:margin-bottom="0in" loext:contextual-spacing="false" fo:line-height="100%"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size="12pt" fo:font-style="normal" fo:text-shadow="none" style:text-underline-style="none" fo:font-weight="normal" officeooo:rsid="0003eb9a" officeooo:paragraph-rsid="0003eb9a" style:font-size-asian="12pt" style:font-style-asian="normal" style:font-weight-asian="normal" style:font-size-complex="12pt" style:text-emphasize="none"/>
    </style:style>
    <style:style style:name="P7" style:family="paragraph" style:parent-style-name="Default">
      <style:text-properties fo:color="#000000" style:text-outline="false" style:text-line-through-style="none" style:text-line-through-type="none" style:font-name="arial" fo:font-size="12pt" fo:font-style="normal" fo:text-shadow="none" style:text-underline-style="none" fo:font-weight="normal" officeooo:rsid="0013a052" officeooo:paragraph-rsid="0003eb9a" style:font-size-asian="12pt" style:font-style-asian="normal" style:font-weight-asian="normal" style:font-size-complex="12pt" style:text-emphasize="none"/>
    </style:style>
    <style:style style:name="P8" style:family="paragraph" style:parent-style-name="Default">
      <style:text-properties style:font-name="arial" fo:font-size="12pt" fo:font-weight="bold" officeooo:rsid="0013a052" officeooo:paragraph-rsid="0003eb9a" style:font-size-asian="12pt" style:font-weight-asian="bold" style:font-size-complex="12pt" style:font-weight-complex="bold"/>
    </style:style>
    <style:style style:name="P9" style:family="paragraph" style:parent-style-name="Default">
      <style:text-properties style:font-name="arial" fo:font-size="12pt" officeooo:rsid="0013a052" officeooo:paragraph-rsid="0003eb9a" style:font-size-asian="12pt" style:font-size-complex="12pt"/>
    </style:style>
    <style:style style:name="P10" style:family="paragraph" style:parent-style-name="Default">
      <style:paragraph-properties fo:margin-left="0in" fo:margin-right="0in" fo:margin-top="0.1043in" fo:margin-bottom="0in" loext:contextual-spacing="false" fo:line-height="100%"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size="12pt" fo:font-style="normal" fo:text-shadow="none" style:text-underline-style="none" fo:font-weight="normal" officeooo:rsid="0003eb9a" officeooo:paragraph-rsid="0003eb9a" style:font-size-asian="12pt" style:font-style-asian="normal" style:font-weight-asian="normal" style:font-size-complex="12pt" style:text-emphasize="none"/>
    </style:style>
    <style:style style:name="P11" style:family="paragraph" style:parent-style-name="Default">
      <style:paragraph-properties fo:margin-left="0in" fo:margin-right="0in" fo:margin-top="0.1043in" fo:margin-bottom="0in" loext:contextual-spacing="false" fo:line-height="100%"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size="12pt" fo:font-style="normal" fo:text-shadow="none" style:text-underline-style="none" fo:font-weight="normal" officeooo:paragraph-rsid="0003eb9a" style:font-size-asian="12pt" style:font-style-asian="normal" style:font-weight-asian="normal" style:font-size-complex="12pt" style:text-emphasize="none"/>
    </style:style>
    <style:style style:name="T1" style:family="text">
      <style:text-properties officeooo:rsid="001bb944"/>
    </style:style>
    <style:style style:name="T2" style:family="text">
      <style:text-properties officeooo:rsid="001e5755"/>
    </style:style>
    <style:style style:name="T3" style:family="text">
      <style:text-properties fo:color="#000000" style:text-outline="false" style:text-line-through-style="none" style:text-line-through-type="none" fo:font-style="normal" fo:text-shadow="none" style:text-underline-style="none" style:font-style-asian="normal" style:text-emphasize="none"/>
    </style:style>
    <style:style style:name="T4" style:family="text">
      <style:text-properties fo:color="#000000" style:text-outline="false" style:text-line-through-style="none" style:text-line-through-type="none" fo:font-style="normal" fo:text-shadow="none" style:text-underline-style="none" officeooo:rsid="001421ea" style:font-style-asian="normal" style:text-emphasize="none"/>
    </style:style>
    <style:style style:name="T5" style:family="text">
      <style:text-properties fo:color="#000000" style:text-outline="false" style:text-line-through-style="none" style:text-line-through-type="none" fo:font-style="normal" fo:text-shadow="none" style:text-underline-style="none" officeooo:rsid="001a2211" style:font-style-asian="normal" style:text-emphasize="none"/>
    </style:style>
    <style:style style:name="T6"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7" style:family="text">
      <style:text-properties fo:color="#000000"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8" style:family="text">
      <style:text-properties officeooo:rsid="0013a052"/>
    </style:style>
    <style:style style:name="T9"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 lý thuyết</text:p>
      <text:p text:style-name="P5">1. <text:s/>Q<text:span text:style-name="T1">uá trình boot up của linux system trên BBB</text:span></text:p>
      <text:p text:style-name="P2">ROM code → x-Loader → u-boot → kernel</text:p>
      <text:p text:style-name="P2">rom code: tìm kiếm boot device cho boot img. Load x-loader tới SRAM và thực thi nó</text:p>
      <text:p text:style-name="P2">x-loader: cài đặt pin muxing. khởi tạo clock và memory. Load u-boot tới SDRAM và thực thi nó </text:p>
      <text:p text:style-name="P2">u-boot: performs some additional platform initializition. Sets the boot argument. passes control to the kernel image. </text:p>
      <text:p text:style-name="P2">kernel: Giải nén kernel tới SDRAM. Sets up peripheral as LCD, HDMI, UART, I2C, USB,…</text:p>
      <text:p text:style-name="P2">mount the linux file system that contain all userspace libraries/ applications.</text:p>
      <text:p text:style-name="P4">2. <text:s/><text:span text:style-name="T2">Phân biệt bui</text:span>lt<text:span text:style-name="T2">-in module và loadable kernel module</text:span></text:p>
      <text:p text:style-name="P1">Ưu điểm của các <text:span text:style-name="T2">loadable kernel module</text:span> có thể tải là chúng ta không cần phải xây dựng toàn bộ hạt nhân để thực hiện bất kỳ thay đổi nào đối với mô-đun. Do đó, điều này giúp tiết kiệm thời gian và tránh cho người dùng gặp phải các vấn đề khi tải kernel. Một ưu điểm khác là giúp chúng ta tiết kiệm bộ nhớ khi chúng ta chỉ tải chúng khi chúng ta cần sử dụng chúng. Nhược điểm của <text:span text:style-name="T2">loadable kernel module</text:span> có thể tải là nó phải chịu một hình phạt phân mảnh do chèn và xóa mô-đun hạt nhân, do đó có một lỗi nhỏ tác động đến hiệu suất. Ưu điểm tương tự của <text:s/><text:span text:style-name="T2">bui</text:span>lt<text:span text:style-name="T2">-in module</text:span> <text:s/>là nhân cơ sở thường không có sự phân mảnh và do đó sử dụng bộ nhớ tốt hơn nhiều. Nhược điểm của <text:span text:style-name="T2">bui</text:span>lt<text:span text:style-name="T2">-in module</text:span> là lỗi trong mô-đun làm hỏng toàn bộ hệ thống và toàn bộ kernel cần được xây dựng để sửa lỗi trong một mô-đun.</text:p>
      <text:p text:style-name="P2">3. <text:span text:style-name="T1"><text:s/>Phân biệt static lib và dynamic lib.</text:span></text:p>
      <text:p text:style-name="P8"><text:span text:style-name="T3">STATIC LINKING: </text:span><text:span text:style-name="T4">( File static in linux .</text:span><text:span text:style-name="T5">a </text:span><text:span text:style-name="T4">and window .</text:span><text:span text:style-name="T5">lib</text:span><text:span text:style-name="T4"> )</text:span></text:p>
      <text:p text:style-name="P7"><text:tab/>Copy all library module to executable img.</text:p>
      <text:p text:style-name="P9"><text:span text:style-name="T6"><text:tab/></text:span><text:span text:style-name="T7">Advantages:</text:span></text:p>
      <text:p text:style-name="P7"><text:tab/>Faster than Dynamic Library because there is no dynamic querying of symbols.</text:p>
      <text:p text:style-name="P3"><text:span text:style-name="T6"><text:tab/></text:span><text:span text:style-name="T7">Disadvantage:</text:span></text:p>
      <text:p text:style-name="P7"><text:tab/>Large size executable file.</text:p>
      <text:p text:style-name="P10"><text:tab/>When library was changed, must re-compile all program.</text:p>
      <text:p text:style-name="P8"><text:span text:style-name="T3">DYNAMIC LINKING: </text:span><text:span text:style-name="T4">( File dynamic in linux .</text:span><text:span text:style-name="T5">so</text:span><text:span text:style-name="T4"> and window .</text:span><text:span text:style-name="T5">dll</text:span><text:span text:style-name="T4">)</text:span></text:p>
      <text:p text:style-name="P7"><text:tab/>chỉ lấy thư viên, module cần thiết để thực thi file img.</text:p>
      <text:p text:style-name="P7"><text:tab/></text:p>
      <text:p text:style-name="P3"><text:tab/><text:span text:style-name="T9">Advantages:</text:span></text:p>
      <text:p text:style-name="P7"><text:tab/>Smaller size executable file.</text:p>
      <text:p text:style-name="P11"><text:tab/>When library was changed, does not need to re-compile all program=&gt; Get <text:tab/>advantages <text:tab/>when system update???</text:p>
      <text:p text:style-name="P3"><text:tab/><text:span text:style-name="T9">Disadvantages:</text:span></text:p>
      <text:p text:style-name="P7"><text:tab/>Program must be suitable with library version. Error maybe occur when library update.</text:p>
      <text:p text:style-name="P6"><text:span text:style-name="T8"><text:tab/></text:span>Lower speed because of dynamic query symbol loading.</text:p>
      <text:p text:style-name="P6">II. Thực hàn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1T19:17:08.187192491</meta:creation-date>
    <dc:date>2018-12-21T20:04:46.978215559</dc:date>
    <meta:editing-duration>PT13M50S</meta:editing-duration>
    <meta:editing-cycles>1</meta:editing-cycles>
    <meta:document-statistic meta:table-count="0" meta:image-count="0" meta:object-count="0" meta:page-count="1" meta:paragraph-count="28" meta:word-count="401" meta:character-count="2163" meta:non-whitespace-character-count="1765"/>
    <meta:generator>LibreOffice/6.0.7.3$Linux_X86_64 LibreOffice_project/00m0$Build-3</meta:generator>
  </office:meta>
</office:document-meta>
</file>